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a4e6b" officeooo:paragraph-rsid="000a4e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cribir aquí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6:08:59.059392807</meta:creation-date>
    <dc:date>2022-10-31T16:11:01.253232385</dc:date>
    <meta:editing-duration>PT1M5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1" meta:word-count="2" meta:character-count="13" meta:non-whitespace-character-count="12"/>
  </office:meta>
</office:document-meta>
</file>